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1">
          <table:table-cell/>
          <table:table-cell office:value-type="string" calcext:value-type="string">
            <text:p>MBH22</text:p>
          </table:table-cell>
          <table:table-cell table:number-columns-repeated="16382"/>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4">00/00/0000</text:date>, <text:time style:data-style-name="N2" text:time-value="18:43:57.153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4T18:46:27.018000000</dc:date>
    <meta:editing-duration>P5DT17H23M53S</meta:editing-duration>
    <meta:editing-cycles>179</meta:editing-cycles>
    <dc:description>Translation file for Lah-Mboh Mod</dc:description>
    <dc:rights>Perkedel Technologies</dc:rights>
    <dc:title>Lah-Mboh Doom mod translation</dc:title>
    <meta:document-statistic meta:table-count="1" meta:cell-count="328" meta:object-count="0"/>
  </office:meta>
</office:document-meta>
</file>